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eakpointImpl.is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pointImpl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eakpointImpl.set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pointImpl.BreakpointImpl( String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point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